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4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custom-shape draw:style-name="gr1" draw:text-style-name="P1" draw:layer="layout" svg:width="4.5cm" svg:height="1.5cm" svg:x="11.6cm" svg:y="5cm">
          <text:p text:style-name="P1">AC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6cm" svg:y="8cm">
          <text:p text:style-name="P1">resour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6cm" svg:y="2cm">
          <text:p text:style-name="P1">aclentriesro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5cm" svg:x="17.6cm" svg:y="5cm">
          <text:p text:style-name="P1">expandedaclusersro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5cm" svg:x="17.6cm" svg:y="2cm">
          <text:p text:style-name="P1">expandaclreason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cm" svg:y1="5cm" svg:x2="13.9cm" svg:y2="3.5cm">
          <text:p/>
        </draw:line>
        <draw:line draw:style-name="gr2" draw:text-style-name="P1" draw:layer="layout" svg:x1="13.9cm" svg:y1="6.5cm" svg:x2="13.9cm" svg:y2="8cm">
          <text:p/>
        </draw:line>
        <draw:line draw:style-name="gr2" draw:text-style-name="P1" draw:layer="layout" svg:x1="16.1cm" svg:y1="5.7cm" svg:x2="17.6cm" svg:y2="5.7cm">
          <text:p/>
        </draw:line>
        <draw:custom-shape draw:style-name="gr1" draw:text-style-name="P1" draw:layer="layout" svg:width="4.5cm" svg:height="1.5cm" svg:x="11.6cm" svg:y="12cm">
          <text:p text:style-name="P1">filespa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8.5cm" svg:y="15cm">
          <text:p text:style-name="P1">foru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4cm" svg:y="15cm">
          <text:p text:style-name="P1">calenda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.6cm" svg:y="15cm">
          <text:p text:style-name="P1">si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9.9cm" svg:y="12cm">
          <text:p text:style-name="P1">credentia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.7cm" svg:y="12cm">
          <text:p text:style-name="P1">fold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9.9cm" svg:y="15cm">
          <text:p text:style-name="P1">pag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cm" svg:y1="5cm" svg:x2="21cm" svg:y2="3.5cm">
          <text:p/>
        </draw:line>
        <draw:line draw:style-name="gr2" draw:text-style-name="P1" draw:layer="layout" svg:x1="14cm" svg:y1="9.5cm" svg:x2="14cm" svg:y2="12cm">
          <text:p/>
        </draw:line>
        <draw:line draw:style-name="gr2" draw:text-style-name="P1" draw:layer="layout" svg:x1="11.6cm" svg:y1="9.5cm" svg:x2="7.1cm" svg:y2="12cm">
          <text:p/>
        </draw:line>
        <draw:line draw:style-name="gr2" draw:text-style-name="P1" draw:layer="layout" svg:x1="12cm" svg:y1="9.5cm" svg:x2="7.1cm" svg:y2="15cm">
          <text:p/>
        </draw:line>
        <draw:line draw:style-name="gr2" draw:text-style-name="P1" draw:layer="layout" svg:x1="12.5cm" svg:y1="9.5cm" svg:x2="8.9cm" svg:y2="15cm">
          <text:p/>
        </draw:line>
        <draw:line draw:style-name="gr2" draw:text-style-name="P1" draw:layer="layout" svg:x1="15.7cm" svg:y1="9.5cm" svg:x2="17.7cm" svg:y2="15cm">
          <text:p/>
        </draw:line>
        <draw:line draw:style-name="gr2" draw:text-style-name="P1" draw:layer="layout" svg:x1="15.9cm" svg:y1="9.5cm" svg:x2="19.9cm" svg:y2="15cm">
          <text:p/>
        </draw:line>
        <draw:line draw:style-name="gr2" draw:text-style-name="P1" draw:layer="layout" svg:x1="16cm" svg:y1="9.5cm" svg:x2="20cm" svg:y2="12cm">
          <text:p/>
        </draw:line>
        <draw:frame draw:style-name="gr3" draw:text-style-name="P2" draw:layer="layout" svg:width="2cm" svg:height="0.725cm" svg:x="5.4cm" svg:y="11.2cm">
          <draw:text-box>
            <text:p text:style-name="P2"><text:span text:style-name="T1">entryid</text:span></text:p>
          </draw:text-box>
        </draw:frame>
        <draw:frame draw:style-name="gr3" draw:text-style-name="P2" draw:layer="layout" svg:width="1.9cm" svg:height="0.725cm" svg:x="5.6cm" svg:y="14.301cm">
          <draw:text-box>
            <text:p text:style-name="P2"><text:span text:style-name="T1">siteid</text:span></text:p>
          </draw:text-box>
        </draw:frame>
        <draw:frame draw:style-name="gr3" draw:text-style-name="P2" draw:layer="layout" svg:width="2cm" svg:height="0.725cm" svg:x="9.4cm" svg:y="14.301cm">
          <draw:text-box>
            <text:p text:style-name="P2"><text:span text:style-name="T1">forumid</text:span></text:p>
          </draw:text-box>
        </draw:frame>
        <draw:frame draw:style-name="gr3" draw:text-style-name="P2" draw:layer="layout" svg:width="2.5cm" svg:height="0.725cm" svg:x="14.9cm" svg:y="14.302cm">
          <draw:text-box>
            <text:p text:style-name="P2"><text:span text:style-name="T1">calendarid</text:span></text:p>
          </draw:text-box>
        </draw:frame>
        <draw:frame draw:style-name="gr3" draw:text-style-name="P2" draw:layer="layout" svg:width="2cm" svg:height="0.725cm" svg:x="20.2cm" svg:y="14.302cm">
          <draw:text-box>
            <text:p text:style-name="P2"><text:span text:style-name="T1">pageid</text:span></text:p>
          </draw:text-box>
        </draw:frame>
        <draw:frame draw:style-name="gr3" draw:text-style-name="P2" draw:layer="layout" svg:width="2cm" svg:height="0.725cm" svg:x="20.2cm" svg:y="11.302cm">
          <draw:text-box>
            <text:p text:style-name="P2"><text:span text:style-name="T1">pageid</text:span></text:p>
          </draw:text-box>
        </draw:frame>
        <draw:frame draw:style-name="gr4" draw:text-style-name="P2" draw:layer="layout" svg:width="3cm" svg:height="0.725cm" svg:x="14cm" svg:y="11.275cm">
          <draw:text-box>
            <text:p text:style-name="P2"><text:span text:style-name="T1">filespaceid</text:span></text:p>
          </draw:text-box>
        </draw:frame>
        <draw:frame draw:style-name="gr3" draw:text-style-name="P2" draw:layer="layout" svg:width="2.7cm" svg:height="0.725cm" svg:x="12.8cm" svg:y="10cm">
          <draw:text-box>
            <text:p text:style-name="P2"><text:span text:style-name="T1">resourceid</text:span></text:p>
          </draw:text-box>
        </draw:frame>
        <draw:frame draw:style-name="gr3" draw:text-style-name="P2" draw:layer="layout" svg:width="1.8cm" svg:height="0.725cm" svg:x="11.7cm" svg:y="6.702cm">
          <draw:text-box>
            <text:p text:style-name="P2"><text:span text:style-name="T1">aclid</text:span></text:p>
          </draw:text-box>
        </draw:frame>
        <draw:frame draw:style-name="gr3" draw:text-style-name="P2" draw:layer="layout" svg:width="1.8cm" svg:height="0.725cm" svg:x="11.7cm" svg:y="4.003cm">
          <draw:text-box>
            <text:p text:style-name="P2"><text:span text:style-name="T1">aclid</text:span></text:p>
          </draw:text-box>
        </draw:frame>
        <draw:frame draw:style-name="gr3" draw:text-style-name="P2" draw:layer="layout" svg:width="1.8cm" svg:height="0.725cm" svg:x="16.2cm" svg:y="4.803cm">
          <draw:text-box>
            <text:p text:style-name="P2"><text:span text:style-name="T1">aclid</text:span></text:p>
          </draw:text-box>
        </draw:frame>
        <draw:frame draw:style-name="gr3" draw:text-style-name="P2" draw:layer="layout" svg:width="5.5cm" svg:height="0.725cm" svg:x="21.3cm" svg:y="4.103cm">
          <draw:text-box>
            <text:p text:style-name="P2"><text:span text:style-name="T1">expandedaclusersrolesi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custom-shape draw:style-name="gr1" draw:text-style-name="P1" draw:layer="layout" svg:width="4.5cm" svg:height="1.5cm" svg:x="12cm" svg:y="8.5cm">
          <text:p text:style-name="P1">filespa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2cm" svg:y="12cm">
          <text:p text:style-name="P1">fold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8.6cm" svg:y="15cm">
          <text:p text:style-name="P1">filevers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5.5cm" svg:y="15cm">
          <text:p text:style-name="P1">folderentr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2cm" svg:y="15cm">
          <text:p text:style-name="P1">fi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2cm" svg:y="5cm">
          <text:p text:style-name="P1">tri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5.5cm" svg:y="1.5cm">
          <text:p text:style-name="P1">trippoi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2cm" svg:y="1.5cm">
          <text:p text:style-name="P1">tripev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8.5cm" svg:y="1.5cm">
          <text:p text:style-name="P1">triptrack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8.6cm" svg:y="12cm">
          <text:p text:style-name="P1">contentstat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cm" svg:y1="12cm" svg:x2="14.3cm" svg:y2="10cm">
          <text:p/>
        </draw:line>
        <draw:line draw:style-name="gr2" draw:text-style-name="P1" draw:layer="layout" svg:x1="14.3cm" svg:y1="6.5cm" svg:x2="14.3cm" svg:y2="8.5cm">
          <text:p/>
        </draw:line>
        <draw:frame draw:style-name="gr6" draw:text-style-name="P2" draw:layer="layout" svg:width="2.513cm" svg:height="0.725cm" svg:x="14.479cm" svg:y="7.6cm">
          <draw:text-box>
            <text:p><text:span text:style-name="T1">filespaceid</text:span></text:p>
          </draw:text-box>
        </draw:frame>
        <draw:frame draw:style-name="gr6" draw:text-style-name="P2" draw:layer="layout" svg:width="2.513cm" svg:height="0.725cm" svg:x="14.48cm" svg:y="10.101cm">
          <draw:text-box>
            <text:p><text:span text:style-name="T1">filespaceid</text:span></text:p>
          </draw:text-box>
        </draw:frame>
        <draw:line draw:style-name="gr2" draw:text-style-name="P1" draw:layer="layout" svg:x1="12cm" svg:y1="15.7cm" svg:x2="10cm" svg:y2="15.7cm">
          <text:p/>
        </draw:line>
        <draw:line draw:style-name="gr2" draw:text-style-name="P1" draw:layer="layout" svg:x1="12cm" svg:y1="13cm" svg:x2="10cm" svg:y2="15cm">
          <text:p/>
        </draw:line>
        <draw:frame draw:style-name="gr6" draw:text-style-name="P2" draw:layer="layout" svg:width="1.772cm" svg:height="0.725cm" svg:x="10.181cm" svg:y="14.902cm">
          <draw:text-box>
            <text:p><text:span text:style-name="T1">entryid</text:span></text:p>
          </draw:text-box>
        </draw:frame>
        <draw:line draw:style-name="gr2" draw:text-style-name="P1" draw:layer="layout" svg:x1="18.5cm" svg:y1="15.8cm" svg:x2="16.5cm" svg:y2="15.8cm">
          <text:p/>
        </draw:line>
        <draw:frame draw:style-name="gr6" draw:text-style-name="P2" draw:layer="layout" svg:width="3.732cm" svg:height="0.725cm" svg:x="12.981cm" svg:y="16.503cm">
          <draw:text-box>
            <text:p><text:span text:style-name="T1">currentfileversion</text:span></text:p>
          </draw:text-box>
        </draw:frame>
        <draw:frame draw:style-name="gr6" draw:text-style-name="P2" draw:layer="layout" svg:width="2.2cm" svg:height="0.725cm" svg:x="18.481cm" svg:y="16.504cm">
          <draw:text-box>
            <text:p><text:span text:style-name="T1">ownerfile</text:span></text:p>
          </draw:text-box>
        </draw:frame>
        <draw:line draw:style-name="gr2" draw:text-style-name="P1" draw:layer="layout" svg:x1="20.9cm" svg:y1="13.5cm" svg:x2="20.9cm" svg:y2="15cm">
          <text:p/>
        </draw:line>
        <draw:frame draw:style-name="gr6" draw:text-style-name="P2" draw:layer="layout" svg:width="3.034cm" svg:height="0.725cm" svg:x="21.081cm" svg:y="14.204cm">
          <draw:text-box>
            <text:p><text:span text:style-name="T1">contentstates</text:span></text:p>
          </draw:text-box>
        </draw:frame>
        <draw:frame draw:style-name="gr6" draw:text-style-name="P2" draw:layer="layout" svg:width="3.152cm" svg:height="0.725cm" svg:x="21.081cm" svg:y="13.605cm">
          <draw:text-box>
            <text:p><text:span text:style-name="T1">contentstateid</text:span></text:p>
          </draw:text-box>
        </draw:frame>
        <draw:line draw:style-name="gr2" draw:text-style-name="P1" draw:layer="layout" svg:x1="14.3cm" svg:y1="2.9cm" svg:x2="14.3cm" svg:y2="4.9cm">
          <text:p/>
        </draw:line>
        <draw:line draw:style-name="gr2" draw:text-style-name="P1" draw:layer="layout" svg:x1="18.5cm" svg:y1="2.9cm" svg:x2="16.5cm" svg:y2="5cm">
          <text:p/>
        </draw:line>
        <draw:line draw:style-name="gr2" draw:text-style-name="P1" draw:layer="layout" svg:x1="10cm" svg:y1="3cm" svg:x2="12cm" svg:y2="5cm">
          <text:p/>
        </draw:line>
        <draw:frame draw:style-name="gr6" draw:text-style-name="P2" draw:layer="layout" svg:width="1.421cm" svg:height="0.725cm" svg:x="14.648cm" svg:y="4.1cm">
          <draw:text-box>
            <text:p><text:span text:style-name="T1">tripi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custom-shape draw:style-name="gr1" draw:text-style-name="P1" draw:layer="layout" svg:width="4.5cm" svg:height="1.5cm" svg:x="11.3cm" svg:y="6.7cm">
          <text:p text:style-name="P1">loginaccou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cm" svg:y="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cm" svg:y="12cm">
          <text:p text:style-name="P1">memb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7.5cm" svg:y="12cm">
          <text:p text:style-name="P1">membersettin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cm" svg:y="2cm">
          <text:p text:style-name="P1">logintrack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5cm" svg:x="7.6cm" svg:y="2cm">
          <text:p text:style-name="P1">savedtripsearch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5cm" svg:x="13.9cm" svg:y="2cm">
          <text:p text:style-name="P1">loginaccountstatus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5cm" svg:x="21cm" svg:y="2cm">
          <text:p text:style-name="P1">deletedloginaccou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5cm" svg:x="21cm" svg:y="12cm">
          <text:p text:style-name="P1">memberagree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5cm" svg:x="13.9cm" svg:y="12cm">
          <text:p text:style-name="P1">memberagreementlo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cm" svg:y="8.5cm">
          <text:p text:style-name="P1">Tick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5cm" svg:x="21cm" svg:y="8.4cm">
          <text:p text:style-name="P1">oldpasswor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1.5cm" svg:x="21cm" svg:y="5.1cm">
          <text:p text:style-name="P1">twittertoken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3.5cm" svg:x2="11.3cm" svg:y2="6.7cm">
          <text:p/>
        </draw:line>
        <draw:line draw:style-name="gr2" draw:text-style-name="P1" draw:layer="layout" svg:x1="10cm" svg:y1="3.5cm" svg:x2="13cm" svg:y2="6.5cm">
          <text:p/>
        </draw:line>
        <draw:line draw:style-name="gr2" draw:text-style-name="P1" draw:layer="layout" svg:x1="15.5cm" svg:y1="3.5cm" svg:x2="14cm" svg:y2="6.5cm">
          <text:p/>
        </draw:line>
        <draw:line draw:style-name="gr2" draw:text-style-name="P1" draw:layer="layout" svg:x1="21cm" svg:y1="3.5cm" svg:x2="16cm" svg:y2="6.5cm">
          <text:p/>
        </draw:line>
        <draw:line draw:style-name="gr2" draw:text-style-name="P1" draw:layer="layout" svg:x1="21cm" svg:y1="5.5cm" svg:x2="16cm" svg:y2="7cm">
          <text:p/>
        </draw:line>
        <draw:line draw:style-name="gr2" draw:text-style-name="P1" draw:layer="layout" svg:x1="21cm" svg:y1="9cm" svg:x2="16cm" svg:y2="7.5cm">
          <text:p/>
        </draw:line>
        <draw:line draw:style-name="gr2" draw:text-style-name="P1" draw:layer="layout" svg:x1="21cm" svg:y1="12cm" svg:x2="16cm" svg:y2="8.5cm">
          <text:p/>
        </draw:line>
        <draw:line draw:style-name="gr2" draw:text-style-name="P1" draw:layer="layout" svg:x1="17cm" svg:y1="12cm" svg:x2="14cm" svg:y2="8.5cm">
          <text:p/>
        </draw:line>
        <draw:line draw:style-name="gr2" draw:text-style-name="P1" draw:layer="layout" svg:x1="10cm" svg:y1="12cm" svg:x2="13cm" svg:y2="8.5cm">
          <text:p/>
        </draw:line>
        <draw:line draw:style-name="gr2" draw:text-style-name="P1" draw:layer="layout" svg:x1="6.5cm" svg:y1="12cm" svg:x2="11cm" svg:y2="8.5cm">
          <text:p/>
        </draw:line>
        <draw:line draw:style-name="gr2" draw:text-style-name="P1" draw:layer="layout" svg:x1="6.5cm" svg:y1="9cm" svg:x2="11cm" svg:y2="8cm">
          <text:p/>
        </draw:line>
        <draw:line draw:style-name="gr2" draw:text-style-name="P1" draw:layer="layout" svg:x1="6.5cm" svg:y1="5.5cm" svg:x2="11cm" svg:y2="7.5cm">
          <text:p/>
        </draw:line>
        <draw:frame draw:style-name="gr7" draw:text-style-name="P3" draw:layer="layout" svg:width="26cm" svg:height="1.225cm" svg:x="1cm" svg:y="15.5cm">
          <draw:text-box>
            <text:p text:style-name="P3"><text:span text:style-name="T2">Во всех таблицах кроме memberagreemetlogs memberagreements связь через primary key loginaccountid. </text:span></text:p>
            <text:p text:style-name="P3"><text:span text:style-name="T2">В таблицах memberagreementlogs и memberagreements primary key — memberid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22T10:59:05.54</meta:creation-date>
    <meta:editing-duration>PT00H55M51S</meta:editing-duration>
    <meta:editing-cycles>5</meta:editing-cycles>
    <dc:date>2011-12-22T12:46:47.26</dc:date>
    <meta:generator>OpenOffice.org/3.2$Win32 OpenOffice.org_project/320m19$Build-9505</meta:generator>
    <meta:document-statistic meta:object-count="115"/>
  </office:meta>
</office:document-meta>
</file>